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0ed3" officeooo:paragraph-rsid="000c0ed3"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0c0ed3" officeooo:paragraph-rsid="000c0ed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style="normal" style:text-underline-style="none" fo:font-weight="normal" officeooo:rsid="000c0ed3" officeooo:paragraph-rsid="000c0ed3"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font-size="12pt" fo:font-style="normal" style:text-underline-style="none" fo:font-weight="normal" officeooo:rsid="000c460d" officeooo:paragraph-rsid="000c460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color="#ce181e" fo:font-size="14pt" fo:font-weight="bold" officeooo:rsid="000c0ed3" officeooo:paragraph-rsid="000c0ed3"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ce181e" fo:font-size="13pt" fo:font-style="normal" style:text-underline-style="none" fo:font-weight="bold" officeooo:rsid="000dee54" officeooo:paragraph-rsid="000dee54" style:font-size-asian="11.3500003814697pt" style:font-style-asian="normal" style:font-weight-asian="bold" style:font-size-complex="13pt" style:font-style-complex="normal" style:font-weight-complex="bold"/>
    </style:style>
    <style:style style:name="P7" style:family="paragraph" style:parent-style-name="Standard" style:list-style-name="L1">
      <style:paragraph-properties fo:text-align="start" style:justify-single-word="false"/>
      <style:text-properties fo:font-size="12pt" fo:font-weight="bold" officeooo:rsid="000c0ed3" officeooo:paragraph-rsid="000c0ed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style="normal" style:text-underline-style="none" fo:font-weight="normal" officeooo:rsid="000c460d" officeooo:paragraph-rsid="000c460d"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none" fo:font-weight="normal" officeooo:rsid="001327f5" officeooo:paragraph-rsid="001327f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ce181e" fo:font-size="12pt" fo:font-style="normal" style:text-underline-style="none" fo:font-weight="normal" officeooo:rsid="000dee54" officeooo:paragraph-rsid="000dee5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ce181e" fo:font-size="13pt" fo:font-style="normal" style:text-underline-style="none" fo:font-weight="bold" officeooo:rsid="000dee54" officeooo:paragraph-rsid="001b66df" style:font-size-asian="11.3500003814697pt" style:font-style-asian="normal" style:font-weight-asian="bold" style:font-size-complex="13pt" style:font-style-complex="normal" style:font-weight-complex="bold"/>
    </style:style>
    <style:style style:name="P12" style:family="paragraph" style:parent-style-name="Standard">
      <style:paragraph-properties fo:text-align="start" style:justify-single-word="false"/>
      <style:text-properties fo:color="#000000" fo:font-size="12pt" fo:font-style="normal" style:text-underline-style="none" fo:font-weight="normal" officeooo:rsid="00117e38" officeooo:paragraph-rsid="000dee54"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color="#000000" fo:font-size="12pt" fo:font-style="normal" style:text-underline-style="none" fo:font-weight="bold" officeooo:rsid="0010845c" officeooo:paragraph-rsid="0010845c" style:font-size-asian="10.5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color="#000000" fo:font-size="12pt" fo:font-style="normal" style:text-underline-style="none" fo:font-weight="bold" officeooo:rsid="0010845c" officeooo:paragraph-rsid="0010845c" style:font-size-asian="10.5pt" style:font-style-asian="normal" style:font-weight-asian="bold" style:font-size-complex="12pt" style:font-style-complex="normal" style:font-weight-complex="bold"/>
    </style:style>
    <style:style style:name="P15" style:family="paragraph" style:parent-style-name="Standard">
      <style:paragraph-properties fo:text-align="start" style:justify-single-word="false"/>
      <style:text-properties officeooo:paragraph-rsid="00123ca7"/>
    </style:style>
    <style:style style:name="P16" style:family="paragraph" style:parent-style-name="Standard">
      <style:paragraph-properties fo:text-align="start" style:justify-single-word="false"/>
      <style:text-properties officeooo:rsid="001571dc" officeooo:paragraph-rsid="001571dc"/>
    </style:style>
    <style:style style:name="P17" style:family="paragraph" style:parent-style-name="Standard">
      <style:paragraph-properties fo:text-align="start" style:justify-single-word="false"/>
      <style:text-properties officeooo:rsid="0015e511" officeooo:paragraph-rsid="0017683c"/>
    </style:style>
    <style:style style:name="P18" style:family="paragraph" style:parent-style-name="Standard">
      <style:text-properties officeooo:paragraph-rsid="0019eb46"/>
    </style:style>
    <style:style style:name="P19" style:family="paragraph" style:parent-style-name="Standard">
      <style:text-properties officeooo:paragraph-rsid="001c5c4c"/>
    </style:style>
    <style:style style:name="P20" style:family="paragraph" style:parent-style-name="Standard">
      <style:text-properties officeooo:paragraph-rsid="0020957f"/>
    </style:style>
    <style:style style:name="P21" style:family="paragraph" style:parent-style-name="Standard">
      <style:text-properties officeooo:paragraph-rsid="00226ac6"/>
    </style:style>
    <style:style style:name="P22" style:family="paragraph" style:parent-style-name="Standard">
      <style:paragraph-properties fo:text-align="start" style:justify-single-word="false"/>
      <style:text-properties officeooo:rsid="00241a68" officeooo:paragraph-rsid="00241a68"/>
    </style:style>
    <style:style style:name="T1" style:family="text">
      <style:text-properties fo:color="#ce181e"/>
    </style:style>
    <style:style style:name="T2" style:family="text">
      <style:text-properties fo:font-style="italic" style:font-style-asian="italic" style:font-style-complex="italic"/>
    </style:style>
    <style:style style:name="T3" style:family="text">
      <style:text-properties fo:font-style="italic" officeooo:rsid="00123ca7" style:font-style-asian="italic" style:font-style-complex="italic"/>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7683c" style:font-style-asian="italic" style:font-weight-asian="normal" style:font-style-complex="italic"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23ca7" style:font-style-asian="normal" style:font-style-complex="normal"/>
    </style:style>
    <style:style style:name="T13" style:family="text">
      <style:text-properties fo:font-style="normal" officeooo:rsid="0015e511" style:font-style-asian="normal" style:font-style-complex="normal"/>
    </style:style>
    <style:style style:name="T14" style:family="text">
      <style:text-properties fo:font-style="normal" officeooo:rsid="001e9758"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officeooo:rsid="0017683c" style:font-style-asian="normal" style:font-weight-asian="bold" style:font-style-complex="normal" style:font-weight-complex="bold"/>
    </style:style>
    <style:style style:name="T17" style:family="text">
      <style:text-properties fo:font-style="normal" fo:font-weight="bold" officeooo:rsid="001e9758"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7683c" style:font-style-asian="normal" style:font-weight-asian="normal" style:font-style-complex="normal" style:font-weight-complex="normal"/>
    </style:style>
    <style:style style:name="T20" style:family="text">
      <style:text-properties officeooo:rsid="00123ca7"/>
    </style:style>
    <style:style style:name="T21" style:family="text">
      <style:text-properties fo:color="#000000" fo:font-size="12pt" fo:font-style="normal" style:text-underline-style="none" fo:font-weight="normal" officeooo:rsid="00123ca7" style:font-size-asian="10.5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1b66df" style:font-size-asian="10.5pt" style:font-style-asian="normal" style:font-weight-asian="normal" style:font-size-complex="12pt" style:font-style-complex="normal" style:font-weight-complex="normal"/>
    </style:style>
    <style:style style:name="T23" style:family="text">
      <style:text-properties fo:font-weight="bold" style:font-weight-asian="bold" style:font-weight-complex="bold"/>
    </style:style>
    <style:style style:name="T24" style:family="text">
      <style:text-properties officeooo:rsid="00137479"/>
    </style:style>
    <style:style style:name="T25" style:family="text">
      <style:text-properties style:font-name="Liberation Serif" fo:font-size="12pt" style:font-size-asian="12pt" style:font-size-complex="12pt"/>
    </style:style>
    <style:style style:name="T26" style:family="text">
      <style:text-properties style:font-name="Liberation Serif" fo:font-size="12pt" officeooo:rsid="0017683c" style:font-size-asian="12pt" style:font-size-complex="12pt"/>
    </style:style>
    <style:style style:name="T27" style:family="text">
      <style:text-properties style:font-name="Liberation Serif" fo:font-size="12pt" officeooo:rsid="0019eb46" style:font-size-asian="12pt" style:font-size-complex="12pt"/>
    </style:style>
    <style:style style:name="T28" style:family="text">
      <style:text-properties style:font-name="Liberation Serif" fo:font-size="12pt" fo:font-weight="bold" style:font-size-asian="12pt" style:font-weight-asian="bold" style:font-size-complex="12pt" style:font-weight-complex="bold"/>
    </style:style>
    <style:style style:name="T29" style:family="text">
      <style:text-properties style:font-name="Liberation Serif" fo:font-size="12pt" fo:font-weight="bold" officeooo:rsid="0019eb46" style:font-size-asian="12pt" style:font-weight-asian="bold" style:font-size-complex="12pt" style:font-weight-complex="bold"/>
    </style:style>
    <style:style style:name="T30" style:family="text">
      <style:text-properties style:font-name="Liberation Serif" fo:font-size="12pt" fo:font-weight="bold" officeooo:rsid="001c5c4c" style:font-size-asian="12pt" style:font-weight-asian="bold" style:font-size-complex="12pt" style:font-weight-complex="bold"/>
    </style:style>
    <style:style style:name="T31" style:family="text">
      <style:text-properties style:font-name="Liberation Serif" fo:font-size="12pt" fo:font-weight="bold" officeooo:rsid="0020957f" style:font-size-asian="12pt" style:font-weight-asian="bold" style:font-size-complex="12pt" style:font-weight-complex="bold"/>
    </style:style>
    <style:style style:name="T32" style:family="text">
      <style:text-properties style:font-name="Liberation Serif" fo:font-size="12pt" fo:font-weight="normal" officeooo:rsid="0019eb46" style:font-size-asian="12pt" style:font-weight-asian="normal" style:font-size-complex="12pt" style:font-weight-complex="normal"/>
    </style:style>
    <style:style style:name="T33" style:family="text">
      <style:text-properties style:font-name="Liberation Serif" fo:font-size="12pt" fo:font-weight="normal" officeooo:rsid="001c5c4c" style:font-size-asian="12pt" style:font-weight-asian="normal" style:font-size-complex="12pt" style:font-weight-complex="normal"/>
    </style:style>
    <style:style style:name="T34" style:family="text">
      <style:text-properties style:font-name="Liberation Serif" fo:font-size="12pt" fo:font-weight="normal" officeooo:rsid="001d825c" style:font-size-asian="12pt" style:font-weight-asian="normal" style:font-size-complex="12pt" style:font-weight-complex="normal"/>
    </style:style>
    <style:style style:name="T35" style:family="text">
      <style:text-properties style:font-name="Liberation Serif" fo:font-size="12pt" fo:font-weight="normal" officeooo:rsid="0020957f" style:font-size-asian="12pt" style:font-weight-asian="normal" style:font-size-complex="12pt" style:font-weight-complex="normal"/>
    </style:style>
    <style:style style:name="T36" style:family="text">
      <style:text-properties style:font-name="Liberation Serif" fo:font-size="12pt" fo:font-weight="normal" officeooo:rsid="00226ac6" style:font-size-asian="12pt" style:font-weight-asian="normal" style:font-size-complex="12pt" style:font-weight-complex="normal"/>
    </style:style>
    <style:style style:name="T37" style:family="text">
      <style:text-properties style:font-name="Liberation Serif" fo:font-size="12pt" fo:font-style="italic" fo:font-weight="normal" officeooo:rsid="001d825c" style:font-size-asian="12pt" style:font-style-asian="italic" style:font-weight-asian="normal" style:font-size-complex="12pt" style:font-style-complex="italic" style:font-weight-complex="normal"/>
    </style:style>
    <style:style style:name="T38" style:family="text">
      <style:text-properties style:font-name="Liberation Serif" fo:font-size="12pt" fo:font-style="italic" fo:font-weight="normal" officeooo:rsid="00226ac6" style:font-size-asian="12pt" style:font-style-asian="italic" style:font-weight-asian="normal" style:font-size-complex="12pt" style:font-style-complex="italic" style:font-weight-complex="normal"/>
    </style:style>
    <style:style style:name="T39" style:family="text">
      <style:text-properties style:font-name="Liberation Serif" fo:font-size="12pt" fo:font-style="normal" fo:font-weight="normal" officeooo:rsid="00226ac6" style:font-size-asian="12pt" style:font-style-asian="normal" style:font-weight-asian="normal" style:font-size-complex="12pt" style:font-style-complex="normal" style:font-weight-complex="normal"/>
    </style:style>
    <style:style style:name="T40" style:family="text">
      <style:text-properties style:font-name="Liberation Serif" fo:font-size="12pt" fo:font-style="normal" fo:font-weight="bold" officeooo:rsid="00226ac6" style:font-size-asian="12pt" style:font-style-asian="normal" style:font-weight-asian="bold" style:font-size-complex="12pt" style:font-style-complex="normal" style:font-weight-complex="bold"/>
    </style:style>
    <style:style style:name="T41" style:family="text">
      <style:text-properties officeooo:rsid="001b66df"/>
    </style:style>
    <style:style style:name="T42" style:family="text">
      <style:text-properties officeooo:rsid="001b66df" style:font-size-asian="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ips Web Of Things</text:p>
      <text:p text:style-name="P1"/>
      <text:p text:style-name="P2"><text:span text:style-name="T1">N.B.</text:span> Ricordarsi di eseguire il client su un altro terminale rispetto al server.</text:p>
      <text:p text:style-name="P2">Il server produce una thing mentre il client consuma una thing.</text:p>
      <text:p text:style-name="P2"/>
      <text:list xml:id="list715256546" text:style-name="L1">
        <text:list-item>
          <text:p text:style-name="P7">wot-servient <text:span text:style-name="T2">server_script.js</text:span><text:span text:style-name="T10">: comando per eseguire il codice del server</text:span></text:p>
        </text:list-item>
        <text:list-item>
          <text:p text:style-name="P7"><text:span text:style-name="T9">wot-servient -c </text:span><text:span text:style-name="T5">client_script.js</text:span><text:span text:style-name="T4">: </text:span><text:span text:style-name="T10">comando per eseguire il codice del client</text:span></text:p>
        </text:list-item>
      </text:list>
      <text:p text:style-name="P3"/>
      <text:p text:style-name="P4">Quando si effettuano in Arduino IDE richieste HTTP POST per invocare un’azione su una thing (che ha il ruolo di server), il loro contenuto (parametro di HTTPClient.POST()) deve essere identico alla stringa presente nelle specifiche dell’azione stessa, indicata con POST, che si trovano all’interno della Thing Description della thing stessa.</text:p>
      <text:p text:style-name="P4"/>
      <text:p text:style-name="P9">Un <text:span text:style-name="T23">evento </text:span>viene eseguito da una WebSocket, la quale, in modo asincrono, invia dei dati <text:span text:style-name="T24">(sotto forma di messaggi) </text:span>al consumatore della Thing.</text:p>
      <text:p text:style-name="P4"/>
      <text:p text:style-name="P10"/>
      <text:p text:style-name="P11">Thing Description – JSON Schema <text:span text:style-name="T41">(</text:span><text:a xlink:type="simple" xlink:href="https://www.w3.org/TR/wot-thing-description/" text:style-name="Internet_20_link" text:visited-style-name="Visited_20_Internet_20_Link"><text:span text:style-name="T41">D</text:span></text:a><text:a xlink:type="simple" xlink:href="https://www.w3.org/TR/wot-thing-description/" text:style-name="Internet_20_link" text:visited-style-name="Visited_20_Internet_20_Link"><text:span text:style-name="T42">ocumentazione</text:span></text:a><text:span text:style-name="T41">)</text:span></text:p>
      <text:p text:style-name="P6"/>
      <text:list xml:id="list4102815747" text:style-name="L2">
        <text:list-item>
          <text:p text:style-name="P13">mandatory = obbligatorio</text:p>
        </text:list-item>
      </text:list>
      <text:p text:style-name="P14"/>
      <text:p text:style-name="P15"><text:span text:style-name="T21">Quando nella </text:span><text:span text:style-name="T22">documentazione</text:span> <text:span text:style-name="T20">si usa come tipo </text:span><text:span text:style-name="T3">Map</text:span><text:span text:style-name="T12"> si sta riferendo alla sintassi <text:s/>{“chiave”:”valore”}, </text:span><text:span text:style-name="T14">che corrisponde al tipo </text:span><text:span text:style-name="T17">object</text:span><text:span text:style-name="T14">.</text:span></text:p>
      <text:p text:style-name="P16"><text:span text:style-name="T12"/></text:p>
      <text:p text:style-name="P16"><text:span text:style-name="T13">La classe</text:span><text:span text:style-name="T11"> </text:span><text:span text:style-name="T15">Form</text:span><text:span text:style-name="T18"> è sempre un array di elementi.</text:span></text:p>
      <text:p text:style-name="P16"><text:span text:style-name="T18"/></text:p>
      <text:p text:style-name="P17"><text:span text:style-name="T19">La classe</text:span><text:span text:style-name="T18"> </text:span><text:span text:style-name="T15">InteractionAffordance </text:span><text:span text:style-name="T18">può avere come sotto-classe al suo interno </text:span><text:span text:style-name="T15">DataSchema</text:span><text:span text:style-name="T18">. </text:span></text:p>
      <text:p text:style-name="Standard"><text:span text:style-name="T19">Il campo </text:span><text:span text:style-name="T16">type </text:span><text:span text:style-name="T19">di </text:span><text:span text:style-name="T8">DataSchema</text:span><text:span text:style-name="T19"> può contenere le seguenti sotto-classi: </text:span><text:span text:style-name="Source_20_Text"><text:span text:style-name="T28">ObjectSchema</text:span></text:span><text:span text:style-name="Source_20_Text"><text:span text:style-name="T25">, </text:span></text:span><text:span text:style-name="Source_20_Text"><text:span text:style-name="T28">StringSchema</text:span></text:span><text:span text:style-name="Source_20_Text"><text:span text:style-name="T25">, </text:span></text:span><text:span text:style-name="Source_20_Text"><text:span text:style-name="T28">NumberSchema</text:span></text:span><text:span text:style-name="Source_20_Text"><text:span text:style-name="T25">, </text:span></text:span><text:span text:style-name="Source_20_Text"><text:span text:style-name="T28">NullSchema</text:span></text:span><text:span text:style-name="Source_20_Text"><text:span text:style-name="T25">, </text:span></text:span><text:span text:style-name="Source_20_Text"><text:span text:style-name="T28">BooleanSchema</text:span></text:span><text:span text:style-name="Source_20_Text"><text:span text:style-name="T25">, </text:span></text:span><text:span text:style-name="Source_20_Text"><text:span text:style-name="T28">IntegerSchema</text:span></text:span><text:span text:style-name="Source_20_Text"><text:span text:style-name="T25"> </text:span></text:span><text:span text:style-name="Source_20_Text"><text:span text:style-name="T26">e</text:span></text:span><text:span text:style-name="Source_20_Text"><text:span text:style-name="T25"> </text:span></text:span><text:span text:style-name="Source_20_Text"><text:span text:style-name="T28">ArraySchema</text:span></text:span><text:span text:style-name="Source_20_Text"><text:span text:style-name="T25">.</text:span></text:span></text:p>
      <text:p text:style-name="Standard"><text:span text:style-name="Source_20_Text"><text:span text:style-name="T25"/></text:span></text:p>
      <text:p text:style-name="P18"><text:span text:style-name="Source_20_Text"><text:span text:style-name="T27">Il campo </text:span></text:span><text:span text:style-name="Source_20_Text"><text:span text:style-name="T29">enum</text:span></text:span><text:span text:style-name="Source_20_Text"><text:span text:style-name="T32"> è un array che specifica l’insieme dei valori di default che può assumere l’oggetto/tipo che si sta definendo.</text:span></text:span></text:p>
      <text:p text:style-name="P18"><text:span text:style-name="Source_20_Text"><text:span text:style-name="T32"/></text:span></text:p>
      <text:p text:style-name="P19"><text:span text:style-name="Source_20_Text"><text:span text:style-name="T33">In un JSON Schema la keyword </text:span></text:span><text:span text:style-name="Source_20_Text"><text:span text:style-name="T30">$schema </text:span></text:span><text:span text:style-name="Source_20_Text"><text:span text:style-name="T33">specifica che l’attuale file JSON è un JSON Schema </text:span></text:span><text:span text:style-name="Source_20_Text"><text:span text:style-name="T34">e di seguito deve essere inserito l’URI dello </text:span></text:span><text:span text:style-name="Source_20_Text"><text:span text:style-name="T37">schema-standard</text:span></text:span><text:span text:style-name="Source_20_Text"><text:span text:style-name="T34"> a cui si fa riferimento.</text:span></text:span></text:p>
      <text:p text:style-name="P20"><text:span text:style-name="Source_20_Text"><text:span text:style-name="T31"/></text:span></text:p>
      <text:p text:style-name="P20"><text:span text:style-name="Source_20_Text"><text:span text:style-name="T31">$ref </text:span></text:span><text:span text:style-name="Source_20_Text"><text:span text:style-name="T35">è un URI e rappresenta un riferimento ad una definizione presente all’interno del file JSON attuale o in un file esterno. Per intendere il file JSON attuale si utilizza il simbolo </text:span></text:span><text:span text:style-name="Source_20_Text"><text:span text:style-name="T31">#</text:span></text:span><text:span text:style-name="Source_20_Text"><text:span text:style-name="T35">, mentre per intendere un file esterno di deve specificare il suo nome, compreso di estensione.</text:span></text:span></text:p>
      <text:p text:style-name="P21"><text:span text:style-name="Source_20_Text"><text:span text:style-name="T36"/></text:span></text:p>
      <text:p text:style-name="P21"><text:span text:style-name="Source_20_Text"><text:span text:style-name="T36">Il campo </text:span></text:span><text:span text:style-name="Source_20_Text"><text:span text:style-name="T40">contains</text:span></text:span><text:span text:style-name="Source_20_Text"><text:span text:style-name="T39"> di un array impone che almeno un suo elemento deve essere uguale a ciò che </text:span></text:span><text:span text:style-name="Source_20_Text"><text:span text:style-name="T38">contains </text:span></text:span><text:span text:style-name="Source_20_Text"><text:span text:style-name="T39">specifica.</text:span></text:span></text:p>
      <text:p text:style-name="P21"><text:span text:style-name="Source_20_Text"><text:span text:style-name="T39"/></text:span></text:p>
      <text:p text:style-name="P22"><text:span text:style-name="T19">C</text:span><text:span text:style-name="T18">on </text:span><text:span text:style-name="T15">@type </text:span><text:span text:style-name="T18">si fa riferimento al tipo dell’oggetto che si sta definendo, mentre con </text:span><text:span text:style-name="T15">type</text:span><text:span text:style-name="T6"> </text:span><text:span text:style-name="T18">si fa riferimento a un suo campo di nome appunto </text:span><text:span text:style-name="T7">type</text:span><text:span text:style-name="T18">.</text:span></text:p>
      <text:p text:style-name="P16"><text:span text:style-name="T18"/></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4:01:22.687978621</meta:creation-date>
    <dc:date>2019-10-14T22:37:44.250534961</dc:date>
    <meta:editing-duration>PT4H25M9S</meta:editing-duration>
    <meta:editing-cycles>20</meta:editing-cycles>
    <meta:generator>LibreOffice/6.0.7.3$Linux_X86_64 LibreOffice_project/00m0$Build-3</meta:generator>
    <meta:document-statistic meta:table-count="0" meta:image-count="0" meta:object-count="0" meta:page-count="1" meta:paragraph-count="18" meta:word-count="333" meta:character-count="2125" meta:non-whitespace-character-count="1810"/>
  </office:meta>
</office:document-meta>
</file>